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3" text:outline-level="3"><text:span text:style-name="T3">Logiciel nécessaire :</text:span></text:h>
      <text:p text:style-name="P2"/>
      <text:p text:style-name="P2">RTPMidi</text:p>
      <text:p text:style-name="Text_20_body"/>
      <text:p text:style-name="Text_20_body">Il est nécessaire d'installer RTPMidi. RTPMidi permet de créer une session et de connecter différents appareils qui envoient du MIDI selon le protocole RTPMidi sur un réseau. </text:p>
      <text:p text:style-name="Text_20_body">Voir le lien pour l'installer et plus d'explications : </text:p>
      <text:p text:style-name="Standard"><text:a xlink:type="simple" xlink:href="http://www.tobias-erichsen.de/software/rtpmidi/rtpmidi-tutorial.html" text:style-name="Internet_20_link" text:visited-style-name="Visited_20_Internet_20_Link">Envoyer du midi en utilisant le protocole RTPMidi</text:a></text:p>
      <text:p text:style-name="Standard"/>
      <text:p text:style-name="P1">Un Synthé</text:p>
      <text:p text:style-name="Standard"/>
      <text:p text:style-name="Standard">Il faut installer un Synthé pour générer du son à partir des messages MIDI !</text:p>
      <text:p text:style-name="Standard">On a l'embarras du choix : </text:p>
      <text:p text:style-name="Standard">Ableton, Ocean Swift Synthesis (gratuit!) et bien d'autres.</text:p>
      <text:p text:style-name="Standard"/>
      <text:p text:style-name="P1">L'Ide d'arduino</text:p>
      <text:p text:style-name="Standard"/>
      <text:p text:style-name="Standard">C'est l'IDE d'arduino qui va nous permettre de compiler et d'uploader le code sur l'esp32. <text:s text:c="27"/></text:p>
      <text:p text:style-name="Standard"/>
      <text:h text:style-name="Heading_20_3" text:outline-level="3">Librairie et board manager nécessaire :</text:h>
      <text:p text:style-name="Text_20_body"/>
      <text:p text:style-name="Text_20_body">Par défaut l'IDE d'arduino ne prends pas en charge l'esp32, il y a une petite procédure à faire pour que ça soit possible, suivre le tutoriel :</text:p>
      <text:p text:style-name="Standard"><text:a xlink:type="simple" xlink:href="https://randomnerdtutorials.com/installing-the-esp32-board-in-arduino-ide-windows-instructions/" text:style-name="Internet_20_link" text:visited-style-name="Visited_20_Internet_20_Link">Installer l'esp-32 dans l'IDE d'arduino</text:a></text:p>
      <text:p text:style-name="Standard"/>
      <text:p text:style-name="Standard">Quelques librairies sont nécessaires pour faire fonctionner l'esp32 et le mpu6050 (le gyroscope / accéléromètre).</text:p>
      <text:p text:style-name="Standard"/>
      <text:h text:style-name="Heading_20_1" text:outline-level="1"><text:a xlink:type="simple" xlink:href="https://www.arduino.cc/reference/en/libraries/mpu6050_tockn/" text:style-name="Internet_20_link" text:visited-style-name="Visited_20_Internet_20_Link"><text:span text:style-name="T2">MPU6050_tockn </text:span></text:a><text:span text:style-name="T2"><text:s/>pour gérer le mpu6050</text:span></text:h>
      <text:p text:style-name="Text_20_body"><text:a xlink:type="simple" xlink:href="https://www.arduino.cc/reference/en/libraries/applemidi/" text:style-name="Internet_20_link" text:visited-style-name="Visited_20_Internet_20_Link">RTPMidi</text:a> pour permettre à l'esp32 d'utiliser le protocole RTPMidi</text:p>
      <text:p text:style-name="Text_20_body"/>
      <text:h text:style-name="Heading_20_3" text:outline-level="3">Paramètres à rentrer <text:span text:style-name="T1">dans « Outils »</text:span> dans l'ide d'arduino pour l'esp-32</text:h>
      <text:p text:style-name="Standard"/>
      <text:p text:style-name="Standard">&gt; Type de Carte : « DOIT ESP32 DEVKIT V1 »</text:p>
      <text:p text:style-name="Standard">&gt; Upload Speed : « 921600 »</text:p>
      <text:p text:style-name="Standard">&gt;Flash Frequency : « 80MHz »</text:p>
      <text:p text:style-name="Standard">&gt;Core Debug Level : « Rien »</text:p>
      <text:p text:style-name="Standard"/>
      <text:p text:style-name="Standard"/>
      <text:p text:style-name="Standard"><text:soft-page-break/>Configurer les scripts : </text:p>
      <text:h text:style-name="Heading_20_3" text:outline-level="3">Idée </text:h>
      <text:p text:style-name="Standard"/>
      <text:p text:style-name="Standard">Le Bluetooth pourrait présenter moins de soucis de latence que le wi-fi, voir <text:a xlink:type="simple" xlink:href="https://www.arduino.cc/reference/en/libraries/ble-midi/" text:style-name="Internet_20_link" text:visited-style-name="Visited_20_Internet_20_Link">la librairie ble midi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roubleshooting : </text:p>
      <text:p text:style-name="Standard"/>
      <text:p text:style-name="Standard">relancer Arduino IDE, débrancher et rebrancher l'esp32.</text:p>
      <text:p text:style-name="Standard"/>
      <text:p text:style-name="Text_20_body">Having the right board name and COM por selected, do the following:</text:p>
      <text:list xml:id="list6265813606732841481" text:style-name="L1">
        <text:list-item>
          <text:p text:style-name="P4">Open the Arduino IDE Serial Monitor </text:p>
        </text:list-item>
        <text:list-item>
          <text:p text:style-name="P4">Hold-down the “BOOT” button </text:p>
        </text:list-item>
        <text:list-item>
          <text:p text:style-name="P4">Press the “ENABLE” button once </text:p>
        </text:list-item>
        <text:list-item>
          <text:p text:style-name="P3">Release the finger from the “BOOT” button </text:p>
        </text:list-item>
        <text:list-item>
          <text:p text:style-name="P3">After seeing that message, press the “<text:span text:style-name="Strong_20_Emphasis">Upload</text:span>” button in your Arduino IDE to upload a new sketch </text:p>
        </text:list-item>
      </text:list>
      <text:p text:style-name="Text_20_body">Do you see the following message in your Arduino IDE Serial Monitor?<text:line-break/>“rst:0x1 (POWERON_RESET),boot:0x3 (DOWNLOAD_BOOT(UART0/UART1/SDIO_REI_REO_V2))<text:line-break/><text:span text:style-name="Strong_20_Emphasis">waiting for download</text:span>”</text:p>
      <text:p text:style-name="Text_20_body"/>
      <text:p text:style-name="Text_20_body">After seeing that message, press the “<text:span text:style-name="Strong_20_Emphasis">Upload</text:span>” button in your Arduino IDE to upload a new sketch </text:p>
      <text:p text:style-name="Standard">ça marche de façon random : upload speed 921600, flash frequency 80Mhz.</text:p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06T16:44:45.822000000</meta:creation-date>
    <dc:date>2021-12-24T11:40:45.18</dc:date>
    <meta:editing-duration>PT13H4M3S</meta:editing-duration>
    <meta:editing-cycles>31</meta:editing-cycles>
    <meta:generator>OpenOffice/4.1.11$Win32 OpenOffice.org_project/4111m1$Build-9808</meta:generator>
    <meta:document-statistic meta:table-count="0" meta:image-count="0" meta:object-count="0" meta:page-count="3" meta:paragraph-count="36" meta:word-count="340" meta:character-count="2084"/>
  </office:meta>
</office:document-meta>
</file>